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 Unicode MS" svg:font-family="Arial Unicode MS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indent="1.6263in"/>
      <style:text-properties style:font-name="標楷體" style:font-name-asian="標楷體" fo:font-weight="bold" style:font-weight-asian="bold" fo:font-size="18pt" style:font-size-asian="18pt" style:font-size-complex="18pt"/>
    </style:style>
    <style:style style:name="P2" style:parent-style-name="內文" style:family="paragraph">
      <style:paragraph-properties style:text-autospace="none" fo:line-height="0.1666in"/>
      <style:text-properties style:font-name="Arial" style:font-name-asian="標楷體" style:font-name-complex="標楷體" fo:color="#000000" fo:font-size="14pt" style:font-size-asian="14pt" style:font-size-complex="14pt" fo:language="zh" fo:country="TW"/>
    </style:style>
    <style:style style:name="P3" style:parent-style-name="內文" style:family="paragraph">
      <style:paragraph-properties style:text-autospace="none"/>
      <style:text-properties style:font-name="Arial" style:font-name-asian="標楷體" style:font-name-complex="標楷體" fo:color="#000000" fo:font-size="16.5pt" style:font-size-asian="16.5pt" style:font-size-complex="18pt" fo:language="zh" fo:country="TW"/>
    </style:style>
    <style:style style:name="P4" style:parent-style-name="內文" style:family="paragraph">
      <style:paragraph-properties style:text-autospace="none"/>
      <style:text-properties style:font-name="Arial" style:font-name-asian="標楷體" style:font-name-complex="標楷體" fo:color="#000000" fo:font-size="14pt" style:font-size-asian="14pt" style:font-size-complex="14pt" fo:language="zh" fo:country="TW"/>
    </style:style>
    <style:style style:name="P5" style:parent-style-name="內文" style:family="paragraph">
      <style:paragraph-properties style:text-autospace="none" fo:text-align="center" fo:line-height="0.1666in"/>
      <style:text-properties style:font-name="Arial" style:font-name-asian="標楷體" style:font-name-complex="標楷體" fo:color="#000000" fo:font-size="14pt" style:font-size-asian="14pt" style:font-size-complex="14pt" fo:language="zh" fo:country="TW"/>
    </style:style>
    <style:style style:name="P6" style:parent-style-name="內文" style:family="paragraph">
      <style:paragraph-properties style:text-autospace="none" fo:text-align="center" fo:line-height="0.1666in"/>
    </style:style>
    <style:style style:name="T7" style:parent-style-name="預設段落字型" style:family="text">
      <style:text-properties style:font-name="Arial" style:font-name-asian="標楷體" style:font-name-complex="標楷體" fo:color="#000000" fo:font-size="14pt" style:font-size-asian="14pt" style:font-size-complex="14pt" fo:language="zh" fo:country="TW"/>
    </style:style>
    <style:style style:name="P8" style:parent-style-name="內文" style:family="paragraph">
      <style:paragraph-properties style:text-autospace="none"/>
      <style:text-properties style:font-name="Arial" style:font-name-asian="標楷體" style:font-name-complex="標楷體" fo:color="#000000" fo:font-size="14pt" style:font-size-asian="14pt" style:font-size-complex="14pt" fo:language="zh" fo:country="TW"/>
    </style:style>
    <style:style style:name="P9" style:parent-style-name="內文" style:family="paragraph">
      <style:paragraph-properties style:text-autospace="none"/>
      <style:text-properties style:font-name="Arial" style:font-name-asian="標楷體" style:font-name-complex="標楷體" fo:color="#000000" fo:font-size="14pt" style:font-size-asian="14pt" style:font-size-complex="14pt" fo:language="zh" fo:country="TW"/>
    </style:style>
    <style:style style:name="P10" style:parent-style-name="內文" style:family="paragraph">
      <style:paragraph-properties style:text-autospace="none"/>
      <style:text-properties style:font-name="Arial" style:font-name-asian="標楷體" style:font-name-complex="標楷體" fo:color="#000000" fo:font-size="14pt" style:font-size-asian="14pt" style:font-size-complex="14pt" fo:language="zh" fo:country="TW"/>
    </style:style>
    <style:style style:name="P11" style:parent-style-name="內文" style:family="paragraph">
      <style:paragraph-properties style:text-autospace="none"/>
      <style:text-properties style:font-name="Arial" style:font-name-asian="標楷體" style:font-name-complex="標楷體" fo:color="#000000" fo:font-size="14pt" style:font-size-asian="14pt" style:font-size-complex="14pt" fo:language="zh" fo:country="TW"/>
    </style:style>
    <style:style style:name="P12" style:parent-style-name="內文" style:family="paragraph">
      <style:paragraph-properties style:text-autospace="none" fo:line-height="0.1666in"/>
      <style:text-properties style:font-name="Arial" style:font-name-asian="標楷體" style:font-name-complex="標楷體" fo:color="#000000" fo:font-size="14pt" style:font-size-asian="14pt" style:font-size-complex="14pt" fo:language="zh" fo:country="TW"/>
    </style:style>
    <style:style style:name="P13" style:parent-style-name="內文" style:family="paragraph">
      <style:paragraph-properties style:text-autospace="none"/>
      <style:text-properties style:font-name="Arial" style:font-name-asian="標楷體" style:font-name-complex="標楷體" fo:color="#000000" fo:font-size="16.5pt" style:font-size-asian="16.5pt" style:font-size-complex="18pt" fo:language="zh" fo:country="TW"/>
    </style:style>
    <style:style style:name="P14" style:parent-style-name="內文" style:family="paragraph">
      <style:paragraph-properties style:text-autospace="none"/>
    </style:style>
    <style:style style:name="T15" style:parent-style-name="預設段落字型" style:family="text">
      <style:text-properties style:font-name="Arial" style:font-name-asian="標楷體" style:font-name-complex="標楷體" fo:color="#000000" fo:font-size="14pt" style:font-size-asian="14pt" style:font-size-complex="14pt" fo:language="zh" fo:country="TW"/>
    </style:style>
    <style:style style:name="P16" style:parent-style-name="內文" style:family="paragraph">
      <style:paragraph-properties style:text-autospace="none" fo:line-height="0.1666in"/>
      <style:text-properties style:font-name="Arial" style:font-name-asian="標楷體" style:font-name-complex="標楷體" fo:color="#000000" fo:font-size="14pt" style:font-size-asian="14pt" style:font-size-complex="14pt" fo:language="zh" fo:country="TW"/>
    </style:style>
    <style:style style:name="P17" style:parent-style-name="內文" style:family="paragraph">
      <style:paragraph-properties style:text-autospace="none"/>
      <style:text-properties style:font-name="Arial" style:font-name-asian="標楷體" style:font-name-complex="標楷體" fo:color="#000000" fo:font-size="14pt" style:font-size-asian="14pt" style:font-size-complex="14pt" fo:language="zh" fo:country="TW"/>
    </style:style>
    <style:style style:name="P18" style:parent-style-name="內文" style:family="paragraph">
      <style:paragraph-properties style:text-autospace="none" fo:line-height="0.1666in"/>
      <style:text-properties style:font-name="Arial" style:font-name-asian="標楷體" style:font-name-complex="標楷體" fo:color="#000000" fo:font-size="14pt" style:font-size-asian="14pt" style:font-size-complex="14pt" fo:language="zh" fo:country="TW"/>
    </style:style>
    <style:style style:name="P19" style:parent-style-name="內文" style:family="paragraph">
      <style:paragraph-properties style:text-autospace="none"/>
      <style:text-properties style:font-name="Arial" style:font-name-asian="標楷體" style:font-name-complex="標楷體" fo:color="#000000" fo:font-size="14pt" style:font-size-asian="14pt" style:font-size-complex="14pt" fo:language="zh" fo:country="TW"/>
    </style:style>
    <style:style style:name="P20" style:parent-style-name="內文" style:family="paragraph">
      <style:paragraph-properties style:text-autospace="none"/>
      <style:text-properties style:font-name="Arial" style:font-name-asian="標楷體" style:font-name-complex="標楷體" fo:color="#000000" fo:font-size="14pt" style:font-size-asian="14pt" style:font-size-complex="14pt" fo:language="zh" fo:country="TW"/>
    </style:style>
    <style:style style:name="P21" style:parent-style-name="內文" style:family="paragraph">
      <style:paragraph-properties style:text-autospace="none"/>
      <style:text-properties style:font-name="Arial" style:font-name-asian="標楷體" style:font-name-complex="標楷體" fo:color="#000000" fo:font-size="14pt" style:font-size-asian="14pt" style:font-size-complex="14pt" fo:language="zh" fo:country="TW"/>
    </style:style>
    <style:style style:name="P22" style:parent-style-name="內文" style:family="paragraph">
      <style:paragraph-properties style:text-autospace="none" fo:line-height="0.1666in"/>
      <style:text-properties style:font-name="標楷體" style:font-name-asian="標楷體" style:font-name-complex="新細明體" fo:color="#000000" fo:font-size="14pt" style:font-size-asian="14pt" style:font-size-complex="14pt" fo:language="zh" fo:country="TW"/>
    </style:style>
    <style:style style:name="P23" style:parent-style-name="內文" style:family="paragraph">
      <style:paragraph-properties style:text-autospace="none" fo:text-align="center"/>
    </style:style>
    <style:style style:name="T24" style:parent-style-name="預設段落字型" style:family="text">
      <style:text-properties style:font-name="Arial" style:font-name-asian="標楷體" style:font-name-complex="標楷體" style:font-weight-complex="bold" fo:color="#000000" fo:font-size="16pt" style:font-size-asian="16pt" style:font-size-complex="16pt" fo:language="zh" fo:country="TW"/>
    </style:style>
    <style:style style:family="graphic" style:name="a38">
      <style:graphic-properties draw:fill="none" draw:stroke="solid" svg:stroke-width="0.01042in" svg:stroke-color="#000000" draw:marker-end="a37" svg:stroke-opacity="100%" draw:stroke-linejoin="round"/>
    </style:style>
    <style:style style:family="graphic" style:name="a39" style:parent-style-name="Graphics">
      <style:graphic-properties fo:wrap-option="wrap" fo:padding-top="0.046in" fo:padding-bottom="0.046in" fo:padding-left="0.092in" fo:padding-right="0.09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draw:fill="none" draw:stroke="solid" svg:stroke-width="0.01042in" svg:stroke-color="#000000" draw:marker-end="a20" svg:stroke-opacity="100%" draw:stroke-linejoin="round"/>
    </style:style>
    <style:style style:family="graphic" style:name="a23">
      <style:graphic-properties draw:fill="none" draw:stroke="solid" svg:stroke-width="0.01042in" svg:stroke-color="#000000" draw:marker-end="a22" svg:stroke-opacity="100%" draw:stroke-linejoin="round"/>
    </style:style>
    <style:style style:family="graphic" style:name="a25">
      <style:graphic-properties draw:fill="none" draw:stroke="solid" svg:stroke-width="0.01042in" svg:stroke-color="#000000" draw:marker-end="a24" svg:stroke-opacity="100%" draw:stroke-linejoin="round"/>
    </style:style>
    <style:style style:family="graphic" style:name="a27">
      <style:graphic-properties draw:fill="none" draw:stroke="solid" svg:stroke-width="0.01042in" svg:stroke-color="#000000" draw:marker-end="a26" svg:stroke-opacity="100%" draw:stroke-linejoin="round"/>
    </style:style>
    <style:style style:family="graphic" style:name="a29">
      <style:graphic-properties draw:fill="none" draw:stroke="solid" svg:stroke-width="0.01042in" svg:stroke-color="#000000" draw:marker-end="a28" svg:stroke-opacity="100%" draw:stroke-linejoin="round"/>
    </style:style>
    <style:style style:family="graphic" style:name="a10" style:parent-style-name="Graphics">
      <style:graphic-properties fo:wrap-option="wrap" fo:padding-top="0.046in" fo:padding-bottom="0.046in" fo:padding-left="0.092in" fo:padding-right="0.09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padding-top="0.046in" fo:padding-bottom="0.046in" fo:padding-left="0.092in" fo:padding-right="0.09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draw:fill="none" draw:stroke="solid" svg:stroke-width="0.01042in" svg:stroke-color="#000000" svg:stroke-opacity="100%" draw:stroke-linejoin="miter"/>
    </style:style>
    <style:style style:family="graphic" style:name="a13" style:parent-style-name="Graphics">
      <style:graphic-properties fo:wrap-option="wrap" fo:padding-top="0.046in" fo:padding-bottom="0.046in" fo:padding-left="0.092in" fo:padding-right="0.09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">
      <style:graphic-properties draw:fill="none" draw:stroke="solid" svg:stroke-width="0.01042in" svg:stroke-color="#000000" draw:marker-end="a49" svg:stroke-opacity="100%" draw:stroke-linejoin="round"/>
    </style:style>
    <style:style style:family="graphic" style:name="a14">
      <style:graphic-properties draw:fill="none" draw:stroke="solid" svg:stroke-width="0.01042in" svg:stroke-color="#000000" svg:stroke-opacity="100%" draw:stroke-linejoin="miter"/>
    </style:style>
    <style:style style:family="graphic" style:name="a51">
      <style:graphic-properties/>
    </style:style>
    <style:style style:family="graphic" style:name="a15" style:parent-style-name="Graphics">
      <style:graphic-properties fo:wrap-option="wrap" fo:padding-top="0.046in" fo:padding-bottom="0.046in" fo:padding-left="0.092in" fo:padding-right="0.09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draw:fill="none" draw:stroke="solid" svg:stroke-width="0.01042in" svg:stroke-color="#000000" svg:stroke-opacity="100%" draw:stroke-linejoin="miter"/>
    </style:style>
    <style:style style:family="graphic" style:name="a17" style:parent-style-name="Graphics">
      <style:graphic-properties fo:wrap-option="wrap" fo:padding-top="0.046in" fo:padding-bottom="0.046in" fo:padding-left="0.092in" fo:padding-right="0.09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draw:fill="none" draw:stroke="solid" svg:stroke-width="0.01042in" svg:stroke-color="#000000" svg:stroke-opacity="100%" draw:stroke-linejoin="miter"/>
    </style:style>
    <style:style style:family="graphic" style:name="a19" style:parent-style-name="Graphics">
      <style:graphic-properties fo:wrap-option="wrap" fo:padding-top="0.046in" fo:padding-bottom="0.046in" fo:padding-left="0.092in" fo:padding-right="0.09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draw:fill="none" draw:stroke="solid" svg:stroke-width="0.01042in" svg:stroke-color="#000000" svg:stroke-opacity="100%" draw:stroke-linejoin="miter"/>
    </style:style>
    <style:style style:family="graphic" style:name="a1">
      <style:graphic-properties draw:fill="none" draw:stroke="solid" svg:stroke-width="0.01042in" svg:stroke-color="#000000" svg:stroke-opacity="100%" draw:stroke-linejoin="miter"/>
    </style:style>
    <style:style style:family="graphic" style:name="a2">
      <style:graphic-properties draw:fill="none" draw:stroke="solid" svg:stroke-width="0.01042in" svg:stroke-color="#000000" svg:stroke-opacity="100%" draw:stroke-linejoin="miter"/>
    </style:style>
    <style:style style:family="graphic" style:name="a40" style:parent-style-name="Graphics">
      <style:graphic-properties fo:wrap-option="wrap" fo:padding-top="0.046in" fo:padding-bottom="0.046in" fo:padding-left="0.092in" fo:padding-right="0.09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draw:fill="none" draw:stroke="solid" svg:stroke-width="0.01042in" svg:stroke-color="#000000" svg:stroke-opacity="100%" draw:stroke-linejoin="miter"/>
    </style:style>
    <style:style style:family="graphic" style:name="a41" style:parent-style-name="Graphics">
      <style:graphic-properties fo:wrap-option="wrap" fo:padding-top="0.046in" fo:padding-bottom="0.046in" fo:padding-left="0.092in" fo:padding-right="0.09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draw:fill="none" draw:stroke="solid" svg:stroke-width="0.01042in" svg:stroke-color="#000000" svg:stroke-opacity="100%" draw:stroke-linejoin="miter"/>
    </style:style>
    <style:style style:family="graphic" style:name="a42" style:parent-style-name="Graphics">
      <style:graphic-properties fo:wrap-option="wrap" fo:padding-top="0.046in" fo:padding-bottom="0.046in" fo:padding-left="0.092in" fo:padding-right="0.09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draw:fill="none" draw:stroke="solid" svg:stroke-width="0.01042in" svg:stroke-color="#000000" svg:stroke-opacity="100%" draw:stroke-linejoin="miter"/>
    </style:style>
    <style:style style:family="graphic" style:name="a43" style:parent-style-name="Graphics">
      <style:graphic-properties fo:wrap-option="wrap" fo:padding-top="0.046in" fo:padding-bottom="0.046in" fo:padding-left="0.092in" fo:padding-right="0.09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padding-top="0.046in" fo:padding-bottom="0.046in" fo:padding-left="0.092in" fo:padding-right="0.09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padding-top="0.046in" fo:padding-bottom="0.046in" fo:padding-left="0.092in" fo:padding-right="0.09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>
      <style:graphic-properties draw:fill="none" draw:stroke="solid" svg:stroke-width="0.01042in" svg:stroke-color="#000000" draw:marker-end="a44" svg:stroke-opacity="100%" draw:stroke-linejoin="round"/>
    </style:style>
    <style:style style:family="graphic" style:name="a8" style:parent-style-name="Graphics">
      <style:graphic-properties fo:wrap-option="wrap" fo:padding-top="0.046in" fo:padding-bottom="0.046in" fo:padding-left="0.092in" fo:padding-right="0.09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">
      <style:graphic-properties draw:fill="none" draw:stroke="solid" svg:stroke-width="0.01042in" svg:stroke-color="#000000" svg:stroke-opacity="100%" draw:stroke-linejoin="round"/>
    </style:style>
    <style:style style:family="graphic" style:name="a9" style:parent-style-name="Graphics">
      <style:graphic-properties fo:wrap-option="wrap" fo:padding-top="0.046in" fo:padding-bottom="0.046in" fo:padding-left="0.092in" fo:padding-right="0.09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draw:fill="none" draw:stroke="solid" svg:stroke-width="0.01042in" svg:stroke-color="#000000" draw:marker-end="a47" svg:stroke-opacity="100%" draw:stroke-linejoin="round"/>
    </style:style>
    <style:style style:family="graphic" style:name="a31">
      <style:graphic-properties draw:fill="none" draw:stroke="solid" svg:stroke-width="0.01042in" svg:stroke-color="#000000" draw:marker-end="a30" svg:stroke-opacity="100%" draw:stroke-linejoin="round"/>
    </style:style>
    <style:style style:family="graphic" style:name="a33">
      <style:graphic-properties draw:fill="none" draw:stroke="solid" svg:stroke-width="0.01042in" svg:stroke-color="#000000" draw:marker-end="a32" svg:stroke-opacity="100%" draw:stroke-linejoin="round"/>
    </style:style>
    <style:style style:family="graphic" style:name="a34" style:parent-style-name="Graphics">
      <style:graphic-properties fo:wrap-option="wrap" fo:padding-top="0.046in" fo:padding-bottom="0.046in" fo:padding-left="0.092in" fo:padding-right="0.09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" style:parent-style-name="Graphics">
      <style:graphic-properties fo:wrap-option="wrap" fo:padding-top="0.046in" fo:padding-bottom="0.046in" fo:padding-left="0.092in" fo:padding-right="0.09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 draw:fill="none" draw:stroke="solid" svg:stroke-width="0.01042in" svg:stroke-color="#000000" svg:stroke-opacity="100%" draw:stroke-linejoin="round"/>
    </style:style>
  </office:automatic-styles>
  <office:body>
    <office:text text:use-soft-page-breaks="true">
      <text:p text:style-name="P1">建築物公共安全檢查</text:p>
      <text:p text:style-name="內文"><draw:g draw:name="畫布 2" draw:id="id40" draw:style-name="a51" text:anchor-type="as-char"><svg:title/><svg:desc/><draw:custom-shape svg:x="2.12503in" svg:y="0.98705in" svg:width="1.57139in" svg:height="0.36025in" draw:id="id0" draw:style-name="a0" draw:name="Rectangle 4"><svg:title/><svg:desc/><draw:enhanced-geometry draw:type="non-primitive" svg:viewBox="0 0 21600 21600" draw:enhanced-path="M 0 0 L 21600 0 21600 21600 0 21600 Z N"/></draw:custom-shape><draw:custom-shape svg:x="1.8229in" svg:y="1.70679in" svg:width="2.16163in" svg:height="1.22517in" draw:id="id1" draw:style-name="a1" draw:name="AutoShape 5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draw:custom-shape svg:x="1.85327in" svg:y="3.2684in" svg:width="2.09077in" svg:height="1.15373in" draw:id="id2" draw:style-name="a2" draw:name="AutoShape 6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draw:custom-shape svg:x="2.12503in" svg:y="4.73476in" svg:width="1.71622in" svg:height="0.5761in" draw:id="id3" draw:style-name="a3" draw:name="Rectangle 7"><svg:title/><svg:desc/><draw:enhanced-geometry draw:type="non-primitive" svg:viewBox="0 0 21600 21600" draw:enhanced-path="M 0 0 L 21600 0 21600 21600 0 21600 Z N"/></draw:custom-shape><draw:custom-shape svg:x="2.12503in" svg:y="5.60045in" svg:width="1.78786in" svg:height="0.50389in" draw:id="id4" draw:style-name="a4" draw:name="Rectangle 8"><svg:title/><svg:desc/><draw:enhanced-geometry draw:type="non-primitive" svg:viewBox="0 0 21600 21600" draw:enhanced-path="M 0 0 L 21600 0 21600 21600 0 21600 Z N"/></draw:custom-shape><draw:custom-shape svg:x="1.96618in" svg:y="6.32018in" svg:width="1.87507in" svg:height="1.0823in" draw:id="id5" draw:style-name="a5" draw:name="AutoShape 9"><svg:title/><svg:desc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draw:frame draw:id="id6" draw:style-name="a6" draw:name="Text Box 10" svg:x="2.32126in" svg:y="2.07703in" svg:width="1.25135in" svg:height="0.50389in" style:rel-width="scale" style:rel-height="scale"><draw:text-box><text:p text:style-name="P2">審查文件是否符合規定</text:p><text:p text:style-name="P3"/></draw:text-box><svg:title/><svg:desc/></draw:frame><draw:frame draw:id="id7" draw:style-name="a7" draw:name="Text Box 11" svg:x="2.62495in" svg:y="0.8749in" svg:width="0.64242in" svg:height="0.48008in" style:rel-width="scale" style:rel-height="scale"><draw:text-box><text:p text:style-name="P4">掛號</text:p></draw:text-box><svg:title/><svg:desc/></draw:frame><draw:frame draw:id="id8" draw:style-name="a8" draw:name="Text Box 12" svg:x="2.12503in" svg:y="3.62481in" svg:width="1.55659in" svg:height="0.49084in" style:rel-width="scale" style:rel-height="scale"><draw:text-box><text:p text:style-name="P5">是否提</text:p><text:p text:style-name="P6"><text:span text:style-name="T7">改善計畫</text:span></text:p></draw:text-box><svg:title/><svg:desc/></draw:frame><draw:frame draw:id="id9" draw:style-name="a9" draw:name="Text Box 13" svg:x="2.60315in" svg:y="4.69712in" svg:width="0.64709in" svg:height="0.56842in" style:rel-width="scale" style:rel-height="scale"><draw:text-box><text:p text:style-name="P8">核准</text:p></draw:text-box><svg:title/><svg:desc/></draw:frame><draw:frame draw:id="id10" draw:style-name="a10" draw:name="Text Box 14" svg:x="2.16475in" svg:y="5.54668in" svg:width="1.9179in" svg:height="0.51388in" style:rel-width="scale" style:rel-height="scale"><draw:text-box><text:p text:style-name="P9">委託專業人員複查</text:p></draw:text-box><svg:title/><svg:desc/></draw:frame><draw:frame draw:id="id11" draw:style-name="a11" draw:name="Text Box 15" svg:x="2.41548in" svg:y="6.53065in" svg:width="1.09872in" svg:height="0.56919in" style:rel-width="scale" style:rel-height="scale"><draw:text-box><text:p text:style-name="P10">檢查結果</text:p></draw:text-box><svg:title/><svg:desc/></draw:frame><draw:custom-shape svg:x="2.12503in" svg:y="7.74968in" svg:width="1.69753in" svg:height="0.57763in" draw:id="id12" draw:style-name="a12" draw:name="Rectangle 16"><svg:title/><svg:desc/><draw:enhanced-geometry draw:type="non-primitive" svg:viewBox="0 0 21600 21600" draw:enhanced-path="M 0 0 L 21600 0 21600 21600 0 21600 Z N"/></draw:custom-shape><draw:frame draw:id="id13" draw:style-name="a13" draw:name="Text Box 17" svg:x="2.41704in" svg:y="7.75505in" svg:width="1.12286in" svg:height="0.53692in" style:rel-width="scale" style:rel-height="scale"><draw:text-box><text:p text:style-name="P11">備查歸檔</text:p></draw:text-box><svg:title/><svg:desc/></draw:frame><draw:custom-shape svg:x="4.56076in" svg:y="6.39392in" svg:width="1.51532in" svg:height="0.8557in" draw:id="id14" draw:style-name="a14" draw:name="Rectangle 18"><svg:title/><svg:desc/><draw:enhanced-geometry draw:type="non-primitive" svg:viewBox="0 0 21600 21600" draw:enhanced-path="M 0 0 L 21600 0 21600 21600 0 21600 Z N"/></draw:custom-shape><draw:frame draw:id="id15" draw:style-name="a15" draw:name="Text Box 19" svg:x="4.4899in" svg:y="6.62513in" svg:width="1.55737in" svg:height="0.62449in" style:rel-width="scale" style:rel-height="scale"><draw:text-box><text:p text:style-name="P12">通知限期改正完竣否則依法裁罰</text:p><text:p text:style-name="P13"/></draw:text-box><svg:title/><svg:desc/></draw:frame><draw:custom-shape svg:x="4.4167in" svg:y="3.5818in" svg:width="1.58307in" svg:height="0.57763in" draw:id="id16" draw:style-name="a16" draw:name="Rectangle 20"><svg:title/><svg:desc/><draw:enhanced-geometry draw:type="non-primitive" svg:viewBox="0 0 21600 21600" draw:enhanced-path="M 0 0 L 21600 0 21600 21600 0 21600 Z N"/></draw:custom-shape><draw:frame draw:id="id17" draw:style-name="a17" draw:name="Text Box 21" svg:x="4.48912in" svg:y="3.55722in" svg:width="1.54725in" svg:height="0.49929in" style:rel-width="scale" style:rel-height="scale"><draw:text-box><text:p text:style-name="P14"><text:span text:style-name="T15">限期改正完竣</text:span></text:p></draw:text-box><svg:title/><svg:desc/></draw:frame><draw:custom-shape svg:x="4.34506in" svg:y="2.06781in" svg:width="1.65471in" svg:height="0.50543in" draw:id="id18" draw:style-name="a18" draw:name="Rectangle 22"><svg:title/><svg:desc/><draw:enhanced-geometry draw:type="non-primitive" svg:viewBox="0 0 21600 21600" draw:enhanced-path="M 0 0 L 21600 0 21600 21600 0 21600 Z N"/></draw:custom-shape><draw:frame draw:id="id19" draw:style-name="a19" draw:name="Text Box 23" svg:x="4.3731in" svg:y="2.20146in" svg:width="1.7863in" svg:height="0.35948in" style:rel-width="scale" style:rel-height="scale"><draw:text-box><text:p text:style-name="P16">檢還原卷請補正</text:p></draw:text-box><svg:title/><svg:desc/></draw:frame><draw:connector draw:type="line" svg:x1="2.91306in" svg:y1="4.44057in" svg:x2="2.91384in" svg:y2="4.72862in" draw:id="id20" draw:style-name="a21" draw:name="Line 24"><svg:title/><svg:desc/></draw:connector><draw:connector draw:type="line" svg:x1="2.91462in" svg:y1="5.30932in" svg:x2="2.9154in" svg:y2="5.59891in" draw:id="id21" draw:style-name="a23" draw:name="Line 25"><svg:title/><svg:desc/></draw:connector><draw:connector draw:type="line" svg:x1="2.91228in" svg:y1="6.12047in" svg:x2="2.91306in" svg:y2="6.33708in" draw:id="id22" draw:style-name="a25" draw:name="Line 26"><svg:title/><svg:desc/></draw:connector><draw:connector draw:type="line" svg:x1="2.90528in" svg:y1="7.40402in" svg:x2="2.90605in" svg:y2="7.76427in" draw:id="id23" draw:style-name="a27" draw:name="Line 27"><svg:title/><svg:desc/></draw:connector><draw:connector draw:type="line" svg:x1="3.82957in" svg:y1="6.8548in" svg:x2="4.54908in" svg:y2="6.85557in" draw:id="id24" draw:style-name="a29" draw:name="Line 28"><svg:title/><svg:desc/></draw:connector><draw:connector draw:type="line" svg:x1="3.94093in" svg:y1="3.84142in" svg:x2="4.44551in" svg:y2="3.84296in" draw:id="id25" draw:style-name="a31" draw:name="Line 29"><svg:title/><svg:desc/></draw:connector><draw:connector draw:type="line" svg:x1="3.99388in" svg:y1="2.32437in" svg:x2="4.35441in" svg:y2="2.32513in" draw:id="id26" draw:style-name="a33" draw:name="Line 30"><svg:title/><svg:desc/></draw:connector><draw:frame draw:id="id27" draw:style-name="a34" draw:name="Text Box 31" svg:x="4.00011in" svg:y="1.87501in" svg:width="0.38545in" svg:height="0.46318in" style:rel-width="scale" style:rel-height="scale"><draw:text-box><text:p text:style-name="P17">否</text:p></draw:text-box><svg:title/><svg:desc/></draw:frame><draw:frame draw:id="id28" draw:style-name="a35" draw:name="Text Box 32" svg:x="2.53151in" svg:y="2.92504in" svg:width="0.4127in" svg:height="0.36717in" style:rel-width="scale" style:rel-height="scale"><draw:text-box><text:p text:style-name="P18">是</text:p></draw:text-box><svg:title/><svg:desc/></draw:frame><draw:connector draw:type="line" svg:x1="5.35424in" svg:y1="4.15943in" svg:x2="5.35424in" svg:y2="4.95214in" draw:id="id29" draw:style-name="a36" draw:name="Line 33"><svg:title/><svg:desc/></draw:connector><draw:connector draw:type="line" svg:x1="5.35424in" svg:y1="4.95214in" svg:x2="3.84126in" svg:y2="4.95214in" draw:id="id30" draw:style-name="a38" draw:name="Line 34"><svg:title/><svg:desc/></draw:connector><draw:frame draw:id="id31" draw:style-name="a39" draw:name="Text Box 35" svg:x="4.00011in" svg:y="3.37517in" svg:width="0.37455in" svg:height="0.45704in" style:rel-width="scale" style:rel-height="scale"><draw:text-box><text:p text:style-name="P19">是</text:p></draw:text-box><svg:title/><svg:desc/></draw:frame><draw:frame draw:id="id32" draw:style-name="a40" draw:name="Text Box 36" svg:x="2.50036in" svg:y="4.25007in" svg:width="0.4127in" svg:height="0.62526in" style:rel-width="scale" style:rel-height="scale"><draw:text-box><text:p text:style-name="P20">否</text:p></draw:text-box><svg:title/><svg:desc/></draw:frame><draw:frame draw:id="id33" draw:style-name="a41" draw:name="Text Box 37" svg:x="3.75015in" svg:y="6.37472in" svg:width="0.79582in" svg:height="0.50005in" style:rel-width="scale" style:rel-height="scale"><draw:text-box><text:p text:style-name="P21">不合格</text:p></draw:text-box><svg:title/><svg:desc/></draw:frame><draw:frame draw:id="id34" draw:style-name="a42" draw:name="Text Box 38" svg:x="2.24962in" svg:y="7.37483in" svg:width="0.62528in" svg:height="0.36409in" style:rel-width="scale" style:rel-height="scale"><draw:text-box><text:p text:style-name="P22">合格</text:p></draw:text-box><svg:title/><svg:desc/></draw:frame><draw:frame draw:id="id35" draw:style-name="a43" draw:name="Text Box 39" svg:x="0in" svg:y="0in" svg:width="5.74981in" svg:height="0.62526in" style:rel-width="scale" style:rel-height="scale"><draw:text-box><text:p text:style-name="P23"><text:span text:style-name="T24">公共安全檢查簽證及申報標準作業流程圖</text:span></text:p></draw:text-box><svg:title/><svg:desc/></draw:frame><draw:connector draw:type="line" svg:x1="2.90372in" svg:y1="1.3473in" svg:x2="2.90372in" svg:y2="1.70679in" draw:id="id36" draw:style-name="a45" draw:name="Line 40"><svg:title/><svg:desc/></draw:connector><draw:connector draw:type="line" svg:x1="5.20941in" svg:y1="1.12992in" svg:x2="5.20941in" svg:y2="2.06781in" draw:id="id37" draw:style-name="a46" draw:name="Line 41"><svg:title/><svg:desc/></draw:connector><draw:connector draw:type="line" svg:x1="5.20941in" svg:y1="1.12992in" svg:x2="3.69642in" svg:y2="1.12992in" draw:id="id38" draw:style-name="a48" draw:name="Line 42"><svg:title/><svg:desc/></draw:connector><draw:connector draw:type="line" svg:x1="2.89282in" svg:y1="2.94117in" svg:x2="2.89359in" svg:y2="3.30066in" draw:id="id39" draw:style-name="a50" draw:name="Line 43"><svg:title/><svg:desc/></draw:connector></draw:g>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 Unicode MS" svg:font-family="Arial Unicode MS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超連結" style:display-name="超連結" style:family="text" style:parent-style-name="預設段落字型">
      <style:text-properties fo:color="#0000FF" style:text-underline-type="single" style:text-underline-style="solid" style:text-underline-width="auto" style:text-underline-mode="continuous"/>
    </style:style>
    <style:style style:name="內文Web" style:display-name="內文 (Web)" style:family="paragraph" style:parent-style-name="內文">
      <style:paragraph-properties fo:widows="2" fo:orphans="2" fo:margin-top="0.0694in" fo:margin-bottom="0.0694in"/>
      <style:text-properties style:font-name="Arial Unicode MS" style:font-name-asian="Arial Unicode MS" style:font-name-complex="Arial Unicode MS" style:letter-kerning="false" fo:hyphenate="false"/>
    </style:style>
    <style:style style:name="coufe" style:display-name="coufe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20" svg:viewBox="0 0 20 30" svg:d="m10 0-10 30h20z"/>
    <draw:marker draw:name="a44" svg:viewBox="0 0 20 30" svg:d="m10 0-10 30h20z"/>
    <draw:marker draw:name="a32" svg:viewBox="0 0 20 30" svg:d="m10 0-10 30h20z"/>
    <draw:marker draw:name="a28" svg:viewBox="0 0 20 30" svg:d="m10 0-10 30h20z"/>
    <draw:marker draw:name="a22" svg:viewBox="0 0 20 30" svg:d="m10 0-10 30h20z"/>
    <draw:marker draw:name="a47" svg:viewBox="0 0 20 30" svg:d="m10 0-10 30h20z"/>
    <draw:marker draw:name="a24" svg:viewBox="0 0 20 30" svg:d="m10 0-10 30h20z"/>
    <draw:marker draw:name="a30" svg:viewBox="0 0 20 30" svg:d="m10 0-10 30h20z"/>
    <draw:marker draw:name="a49" svg:viewBox="0 0 20 30" svg:d="m10 0-10 30h20z"/>
    <draw:marker draw:name="a37" svg:viewBox="0 0 20 30" svg:d="m10 0-10 30h20z"/>
    <draw:marker draw:name="a26" svg:viewBox="0 0 20 30" svg:d="m10 0-10 30h20z"/>
  </office:styles>
  <office:automatic-styles>
    <style:page-layout style:name="PL0">
      <style:page-layout-properties fo:page-width="8.268in" fo:page-height="11.693in" style:print-orientation="portrait" fo:margin-top="0.709in" fo:margin-left="1.2479in" fo:margin-bottom="0.6694in" fo:margin-right="1.2479in" style:num-format="1" style:writing-mode="lr-tb" style:layout-grid-mode="line" style:layout-grid-lines="41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經濟部水利署臺北水源特定區管理局</dc:title>
    <meta:initial-creator>都計建管</meta:initial-creator>
    <dc:creator>林茂昌</dc:creator>
    <meta:creation-date>2018-11-14T05:58:00Z</meta:creation-date>
    <dc:date>2018-11-14T05:58:00Z</dc:date>
    <meta:print-date>2018-11-14T05:58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" meta:character-count="12" meta:row-count="1" meta:non-whitespace-character-count="12"/>
  </office:meta>
</office:document-meta>
</file>